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CourierPS" svg:font-family="CourierPS" style:font-family-generic="modern" style:font-pitch="fixed"/>
    <style:font-face style:name="Alba Super" svg:font-family="'Alba Supe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New"/>
    </style:style>
    <style:style style:name="P2" style:family="paragraph" style:parent-style-name="Standard" style:list-style-name="L1">
      <style:paragraph-properties fo:text-align="justify" style:justify-single-word="false"/>
      <style:text-properties style:font-name="Courier New"/>
    </style:style>
    <style:style style:name="P3" style:family="paragraph" style:parent-style-name="Standard">
      <style:paragraph-properties fo:text-align="end" style:justify-single-word="false"/>
      <style:text-properties style:font-name="Courier New"/>
    </style:style>
    <style:style style:name="P4" style:family="paragraph" style:parent-style-name="Standard">
      <style:paragraph-properties fo:text-align="justify" style:justify-single-word="false"/>
      <style:text-properties style:font-name="Courier New" fo:font-style="normal" style:font-style-asian="normal" style:font-style-complex="normal"/>
    </style:style>
    <style:style style:name="P5" style:family="paragraph" style:parent-style-name="Standard">
      <style:paragraph-properties fo:text-align="justify" style:justify-single-word="false"/>
      <style:text-properties style:font-name="Courier New" fo:font-size="14pt" fo:font-weight="bold" style:font-size-asian="14pt" style:font-weight-asian="bold" style:font-size-complex="14pt" style:font-weight-complex="bold"/>
    </style:style>
    <style:style style:name="P6" style:family="paragraph" style:parent-style-name="Header">
      <style:paragraph-properties fo:text-align="justify" style:justify-single-word="false"/>
      <style:text-properties style:font-name="Courier New" fo:font-size="10pt" style:font-size-asian="10pt" style:font-size-complex="10pt"/>
    </style:style>
    <style:style style:name="P7" style:family="paragraph" style:parent-style-name="Header">
      <style:paragraph-properties fo:text-align="justify" style:justify-single-word="false"/>
      <style:text-properties style:font-name="Courier New"/>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language="ca" fo:country="ES"/>
    </style:style>
    <style:style style:name="T6" style:family="text">
      <style:text-properties fo:font-size="14pt"/>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size-asian="14pt"/>
    </style:style>
    <style:style style:name="T9" style:family="text">
      <style:text-properties style:font-weight-asian="bold"/>
    </style:style>
    <style:style style:name="T10" style:family="text">
      <style:text-properties style:font-size-complex="14pt"/>
    </style:style>
    <style:style style:name="T11"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IES Vallès</text:span><text:tab/> <text:s text:c="15"/>Nom i cognoms:<text:tab/></text:p>
      <text:p text:style-name="P6">Filosofia i ciutadania</text:p>
      <text:p text:style-name="P6">Recuperació de la sgona avaluació</text:p>
      <text:p text:style-name="P1"/>
      <text:p text:style-name="P1"/>
      <text:p text:style-name="P1"/>
      <text:p text:style-name="P1"/>
      <text:p text:style-name="P5">Pregunta 1</text:p>
      <text:p text:style-name="P1"/>
      <text:p text:style-name="P1"/>
      <text:p text:style-name="P1">Explica, en un màxim de 100 paraules, les idees principals d'aquest text respectant la relació lògica entre elles.</text:p>
      <text:p text:style-name="P1"/>
      <text:p text:style-name="P1"/>
      <text:p text:style-name="P1">“I bé, fer filosofia és en certa manera ser prou valent o prou ingenu per acceptar que no hi veiem clar. Per acceptar el desconcert i fins i tot el desfici que ens produeix el que no entenem. Sovint se cita com a frase inaugural de la filosofia l’expressió de Sòcrates: «Només sé que no sé res». I és que, efectivament, la filosofia ni sap gaire ni dóna quasi res. No dóna, per exemple, ni la seguretat que ens ofereix la ciència, ni el gust que produeix l’art, ni el consol que ens pot donar la religió. La filosofia no clou, ni culmina, ni satisfà res; la filosofia és més aviat el corc, el verí, la inquietud, l’eterna recerca del pensament insatisfet, el cul d’en Jaumet de l’esperit.</text:p>
      <text:p text:style-name="P1">Atrevir-se doncs a no veure-hi clar i, en lloc de buscar desesperadament una resposta o un significat per a totes les coses (una explicació, un text, un mot, un concepte per apaivagar la nostra angoixa), acceptar que tot sovint no les entenem, això és una actitud filosòfica. Una actitud que més que buscar respostes, el que fa és burxar en les incerteses i qüestionar les preguntes mateixes. [...] Filòsof, en efecte, és aquell qui veu en cada resposta o claredat un nou problema o una nova foscúria.”</text:p>
      <text:p text:style-name="P1"/>
      <text:p text:style-name="P1"/>
      <text:p text:style-name="P3">Rubert de Ventós, Xavier. <text:span text:style-name="T3">Per què filosofia?</text:span></text:p>
      <text:p text:style-name="P1"/>
      <text:p text:style-name="P1">[2,5 punts]</text:p>
      <text:p text:style-name="P1"/>
      <text:p text:style-name="P1"/>
      <text:p text:style-name="P1"/>
      <text:p text:style-name="P1"/>
      <text:p text:style-name="P1"/>
      <text:p text:style-name="P1"><text:span text:style-name="T7">Pregunta 2</text:span></text:p>
      <text:p text:style-name="P1"><text:span text:style-name="T7"/></text:p>
      <text:p text:style-name="P1"/>
      <text:p text:style-name="P1">Defineix, en un màxim de quinze mots, el sentit que en el text tenen aquestes expressions:</text:p>
      <text:p text:style-name="P1"/>
      <text:list xml:id="list29668724" text:style-name="L1">
        <text:list-item>
          <text:p text:style-name="P2">«actitud filosòfica»</text:p>
        </text:list-item>
        <text:list-item>
          <text:p text:style-name="P2">«incerteses»</text:p>
          <text:p text:style-name="P2"/>
        </text:list-item>
      </text:list>
      <text:p text:style-name="P1"/>
      <text:p text:style-name="P1">[1,5 punt]</text:p>
      <text:p text:style-name="P1"/>
      <text:p text:style-name="P1"><text:soft-page-break/></text:p>
      <text:p text:style-name="P1"/>
      <text:p text:style-name="P5"/>
      <text:p text:style-name="P5">Pregunta 3</text:p>
      <text:p text:style-name="P5"/>
      <text:p text:style-name="P5"/>
      <text:p text:style-name="P1">Llegeix el següent text i argumenta, a partir de les afirmacions que es fan en ell i de les explicacions de classe, quines concepcions tan metafísiques com gnoseològiques es defensen en ell.</text:p>
      <text:p text:style-name="P1"/>
      <text:p text:style-name="P1">(Recorda que has d'argumentar a partir de les afirmacions <text:span text:style-name="T2">que es fan en el text</text:span>, explicant aquestes amb els continguts impartits a classe)</text:p>
      <text:p text:style-name="P1"/>
      <text:p text:style-name="P1"/>
      <text:p text:style-name="P1"/>
      <text:p text:style-name="P1"><text:span text:style-name="T5">“Així doncs, considerant que els nostres sentits en algunes ocasions ens indueixen a error, vaig decidir suposar que no existia cap cosa que fos tal com ens la fan imaginar. I ja que hi ha homes que s’equivoquen en raonar en qüestions relacionades amb les més senzilles matèries de la geometria i que incorren en paralogismes, jutjant que jo, com qualsevol altre, estava subjecte a error, rebutjava com falses totes les raons que fins llavors havia admès com a demostracions. I, finalment, considerant que fins als pensaments que tenim quan estem desperts poden assaltar-nos quan dormim, sense que cap en tal estat sigui vertader, vaig resoldre fingir que totes les coses que fins llavors havien aconseguit el meu esperit no eren més vertaderes que les il·lusions dels meus somnis. Però immediatament després, vaig advertir que, mentre desitjava pensar d'aquesta manera que tot era fals, era absolutament necessari que jo, que ho pensava, fos alguna cosa. I adonant-me que aquesta veritat: penso, així sóc, era tan ferma i segura que totes les més extravagants suposicions dels escèptics no eren capaços de fer-la trontollar, vaig jutjar que podia admetre-la sense escrúpol com el primer principi de la filosofia que jo indagava.”</text:span></text:p>
      <text:p text:style-name="P1"/>
      <text:p text:style-name="P3">Descartes, René. <text:span text:style-name="T3">Discurs del mètode</text:span></text:p>
      <text:p text:style-name="P4"/>
      <text:p text:style-name="P4">[3,5 punts]</text:p>
      <text:p text:style-name="P1"/>
      <text:p text:style-name="P1"/>
      <text:p text:style-name="P1"/>
      <text:p text:style-name="P1"/>
      <text:p text:style-name="P1"/>
      <text:p text:style-name="P1"/>
      <text:p text:style-name="P5">Pregunta 4</text:p>
      <text:p text:style-name="P1"/>
      <text:p text:style-name="P1">Compara l'atomisme clàssic amb el materialisme cientifista.</text:p>
      <text:p text:style-name="P1"/>
      <text:p text:style-name="P1">[2,5 pu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CourierPS" svg:font-family="CourierPS" style:font-family-generic="modern" style:font-pitch="fixed"/>
    <style:font-face style:name="Alba Super" svg:font-family="'Alba Supe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4-22T09:27:03.26</meta:creation-date>
    <dc:date>2013-04-22T10:11:33.98</dc:date>
    <meta:editing-duration>PT00H44M21S</meta:editing-duration>
    <meta:editing-cycles>21</meta:editing-cycles>
    <meta:generator>OpenOffice.org/3.1$Win32 OpenOffice.org_project/310m11$Build-9399</meta:generator>
    <meta:print-date>2013-04-22T10:03:37.10</meta:print-date>
    <meta:document-statistic meta:table-count="0" meta:image-count="0" meta:object-count="0" meta:page-count="2" meta:paragraph-count="23" meta:word-count="558" meta:character-count="3304"/>
  </office:meta>
</office:document-meta>
</file>